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a6608" officeooo:paragraph-rsid="001a6608"/>
    </style:style>
    <style:style style:name="P5" style:family="paragraph" style:parent-style-name="Text_20_body">
      <style:text-properties fo:language="ru" fo:country="RU" officeooo:rsid="001eef73" officeooo:paragraph-rsid="001eef73"/>
    </style:style>
    <style:style style:name="P6" style:family="paragraph" style:parent-style-name="Text_20_body">
      <style:text-properties fo:language="ru" fo:country="RU" officeooo:rsid="002321fc" officeooo:paragraph-rsid="002321fc"/>
    </style:style>
    <style:style style:name="P7" style:family="paragraph" style:parent-style-name="Text_20_body">
      <style:text-properties fo:language="ru" fo:country="RU" officeooo:rsid="0026dd43" officeooo:paragraph-rsid="0026dd43"/>
    </style:style>
    <style:style style:name="P8" style:family="paragraph" style:parent-style-name="Text_20_body">
      <style:text-properties fo:language="ru" fo:country="RU" officeooo:rsid="002975a5" officeooo:paragraph-rsid="002975a5"/>
    </style:style>
    <style:style style:name="P9" style:family="paragraph" style:parent-style-name="Text_20_body">
      <style:text-properties fo:language="ru" fo:country="RU" officeooo:rsid="002e3bc7" officeooo:paragraph-rsid="002e3bc7"/>
    </style:style>
    <style:style style:name="P10" style:family="paragraph" style:parent-style-name="Text_20_body">
      <style:text-properties fo:language="ru" fo:country="RU" officeooo:rsid="002e83db" officeooo:paragraph-rsid="002e83db"/>
    </style:style>
    <style:style style:name="P11" style:family="paragraph" style:parent-style-name="Text_20_body">
      <style:text-properties fo:language="ru" fo:country="RU" officeooo:rsid="002e83db" officeooo:paragraph-rsid="0032fb34"/>
    </style:style>
    <style:style style:name="P12" style:family="paragraph" style:parent-style-name="Text_20_body">
      <style:text-properties fo:language="ru" fo:country="RU" officeooo:rsid="003073d5" officeooo:paragraph-rsid="003073d5"/>
    </style:style>
    <style:style style:name="P13" style:family="paragraph" style:parent-style-name="Text_20_body">
      <style:text-properties fo:language="ru" fo:country="RU" officeooo:rsid="003531ea" officeooo:paragraph-rsid="003531ea"/>
    </style:style>
    <style:style style:name="P14" style:family="paragraph" style:parent-style-name="Text_20_body">
      <style:text-properties officeooo:rsid="0014bd7e" officeooo:paragraph-rsid="0014bd7e"/>
    </style:style>
    <style:style style:name="P15" style:family="paragraph" style:parent-style-name="Text_20_body">
      <style:text-properties fo:language="en" fo:country="US" officeooo:rsid="00163bc9" officeooo:paragraph-rsid="00163bc9"/>
    </style:style>
    <style:style style:name="P16" style:family="paragraph" style:parent-style-name="Text_20_body">
      <style:text-properties fo:language="en" fo:country="US" officeooo:rsid="0014bd7e" officeooo:paragraph-rsid="0014bd7e"/>
    </style:style>
    <style:style style:name="P17" style:family="paragraph" style:parent-style-name="Text_20_body">
      <style:text-properties fo:language="en" fo:country="US" officeooo:rsid="001a6608" officeooo:paragraph-rsid="002d425e"/>
    </style:style>
    <style:style style:name="P18" style:family="paragraph" style:parent-style-name="Text_20_body">
      <style:text-properties fo:language="en" fo:country="US" officeooo:rsid="0021c0dc" officeooo:paragraph-rsid="0021c0dc"/>
    </style:style>
    <style:style style:name="P19" style:family="paragraph" style:parent-style-name="Text_20_body">
      <style:text-properties officeooo:rsid="001d1e17" officeooo:paragraph-rsid="001d1e17"/>
    </style:style>
    <style:style style:name="P20" style:family="paragraph" style:parent-style-name="Text_20_body">
      <style:text-properties officeooo:rsid="0021c0dc" officeooo:paragraph-rsid="0021c0dc"/>
    </style:style>
    <style:style style:name="P21" style:family="paragraph" style:parent-style-name="Text_20_body">
      <style:text-properties officeooo:rsid="002e3bc7" officeooo:paragraph-rsid="002e3bc7"/>
    </style:style>
    <style:style style:name="P22" style:family="paragraph" style:parent-style-name="Text_20_body">
      <style:paragraph-properties fo:break-before="page"/>
      <style:text-properties fo:language="en" fo:country="US" officeooo:rsid="0014bd7e" officeooo:paragraph-rsid="0014bd7e"/>
    </style:style>
    <style:style style:name="P23" style:family="paragraph" style:parent-style-name="Title">
      <style:text-properties fo:language="en" fo:country="US" officeooo:rsid="0014bd7e" officeooo:paragraph-rsid="0014bd7e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fo:language="ru" fo:country="RU" officeooo:rsid="001eef73" officeooo:paragraph-rsid="001eef73"/>
    </style:style>
    <style:style style:name="P28" style:family="paragraph" style:parent-style-name="Text_20_body">
      <style:text-properties fo:language="ru" fo:country="RU" officeooo:rsid="003531ea" officeooo:paragraph-rsid="003531ea"/>
    </style:style>
    <style:style style:name="P29" style:family="paragraph" style:parent-style-name="Text_20_body">
      <style:text-properties fo:language="ru" fo:country="RU" officeooo:rsid="003c172b" officeooo:paragraph-rsid="003c172b"/>
    </style:style>
    <style:style style:name="P30" style:family="paragraph" style:parent-style-name="Text_20_body">
      <style:text-properties fo:language="en" fo:country="US" officeooo:rsid="001a6608" officeooo:paragraph-rsid="001a6608" fo:background-color="transparent"/>
    </style:style>
    <style:style style:name="P31" style:family="paragraph" style:parent-style-name="Text_20_body">
      <style:text-properties fo:language="en" fo:country="US" officeooo:rsid="003c172b" officeooo:paragraph-rsid="003c172b"/>
    </style:style>
    <style:style style:name="P32" style:family="paragraph" style:parent-style-name="Heading_20_2">
      <style:text-properties officeooo:rsid="0014bd7e" officeooo:paragraph-rsid="0014bd7e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2">
      <style:text-properties fo:language="en" fo:country="US" officeooo:rsid="0017d973" officeooo:paragraph-rsid="0017d973"/>
    </style:style>
    <style:style style:name="P35" style:family="paragraph" style:parent-style-name="Heading_20_2">
      <style:text-properties fo:language="en" fo:country="US" officeooo:rsid="00155fa2" officeooo:paragraph-rsid="00155fa2"/>
    </style:style>
    <style:style style:name="P36" style:family="paragraph" style:parent-style-name="Heading_20_2" style:list-style-name="">
      <style:text-properties fo:language="en" fo:country="US" officeooo:rsid="00155fa2" officeooo:paragraph-rsid="003474ef"/>
    </style:style>
    <style:style style:name="P37" style:family="paragraph" style:parent-style-name="Heading_20_2">
      <style:text-properties fo:language="en" fo:country="US" officeooo:rsid="002321fc" officeooo:paragraph-rsid="002321fc"/>
    </style:style>
    <style:style style:name="P38" style:family="paragraph" style:parent-style-name="Heading_20_2">
      <style:text-properties fo:language="en" fo:country="US" officeooo:rsid="0026dd43" officeooo:paragraph-rsid="0026dd43"/>
    </style:style>
    <style:style style:name="P39" style:family="paragraph" style:parent-style-name="Heading_20_2">
      <style:text-properties fo:language="en" fo:country="US" officeooo:rsid="002e3bc7" officeooo:paragraph-rsid="002e3bc7"/>
    </style:style>
    <style:style style:name="P40" style:family="paragraph" style:parent-style-name="Heading_20_2" style:list-style-name="">
      <style:text-properties fo:language="en" fo:country="US" officeooo:rsid="002e3bc7" officeooo:paragraph-rsid="002e3bc7"/>
    </style:style>
    <style:style style:name="P41" style:family="paragraph" style:parent-style-name="Heading_20_2">
      <style:text-properties fo:language="en" fo:country="US" officeooo:rsid="003531ea" officeooo:paragraph-rsid="003531ea"/>
    </style:style>
    <style:style style:name="P42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43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44" style:family="paragraph" style:parent-style-name="Heading_20_1">
      <style:text-properties fo:language="ru" fo:country="RU" officeooo:rsid="0014bd7e" officeooo:paragraph-rsid="0014bd7e"/>
    </style:style>
    <style:style style:name="P45" style:family="paragraph" style:parent-style-name="Heading_20_1">
      <style:text-properties officeooo:rsid="00155fa2" officeooo:paragraph-rsid="00155fa2"/>
    </style:style>
    <style:style style:name="P46" style:family="paragraph" style:parent-style-name="Heading_20_1">
      <style:paragraph-properties fo:break-before="page"/>
      <style:text-properties officeooo:rsid="00184d20" officeooo:paragraph-rsid="00184d20"/>
    </style:style>
    <style:style style:name="P47" style:family="paragraph" style:parent-style-name="Heading_20_3">
      <style:text-properties officeooo:rsid="001d1e17" officeooo:paragraph-rsid="001d1e1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ru" fo:country="RU" officeooo:rsid="0039560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6da2"/>
    </style:style>
    <style:style style:name="T9" style:family="text">
      <style:text-properties fo:language="en" fo:country="US" officeooo:rsid="00291abb"/>
    </style:style>
    <style:style style:name="T10" style:family="text">
      <style:text-properties fo:language="en" fo:country="US" officeooo:rsid="002e83db"/>
    </style:style>
    <style:style style:name="T11" style:family="text">
      <style:text-properties fo:language="en" fo:country="US" officeooo:rsid="0032fb34"/>
    </style:style>
    <style:style style:name="T12" style:family="text">
      <style:text-properties officeooo:rsid="00163bc9"/>
    </style:style>
    <style:style style:name="T13" style:family="text">
      <style:text-properties officeooo:rsid="00167658"/>
    </style:style>
    <style:style style:name="T14" style:family="text">
      <style:text-properties officeooo:rsid="00289beb"/>
    </style:style>
    <style:style style:name="T15" style:family="text">
      <style:text-properties officeooo:rsid="002975a5"/>
    </style:style>
    <style:style style:name="T16" style:family="text">
      <style:text-properties officeooo:rsid="002a3bc1"/>
    </style:style>
    <style:style style:name="T17" style:family="text">
      <style:text-properties officeooo:rsid="002af103"/>
    </style:style>
    <style:style style:name="T18" style:family="text">
      <style:text-properties officeooo:rsid="002f9c51"/>
    </style:style>
    <style:style style:name="T19" style:family="text">
      <style:text-properties officeooo:rsid="0032699f"/>
    </style:style>
    <style:style style:name="T20" style:family="text">
      <style:text-properties officeooo:rsid="0032fb34"/>
    </style:style>
    <style:style style:name="T21" style:family="text">
      <style:text-properties officeooo:rsid="0039560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ypejs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6"><text:a xlink:type="simple" xlink:href="#__RefHeading___Toc320_3021111843" text:style-name="Index_20_Link" text:visited-style-name="Index_20_Link">Ядро<text:tab/>2</text:a></text:p>
          <text:p text:style-name="P25"><text:a xlink:type="simple" xlink:href="#__RefHeading___Toc322_3021111843" text:style-name="Index_20_Link" text:visited-style-name="Index_20_Link">Функциональность<text:tab/>2</text:a></text:p>
          <text:p text:style-name="P24"><text:a xlink:type="simple" xlink:href="#__RefHeading___Toc324_3021111843" text:style-name="Index_20_Link" text:visited-style-name="Index_20_Link">Создание типа<text:tab/>2</text:a></text:p>
          <text:p text:style-name="P24"><text:a xlink:type="simple" xlink:href="#__RefHeading___Toc326_3021111843" text:style-name="Index_20_Link" text:visited-style-name="Index_20_Link">Отключение тестов<text:tab/>2</text:a></text:p>
          <text:p text:style-name="P26"><text:a xlink:type="simple" xlink:href="#__RefHeading___Toc328_3021111843" text:style-name="Index_20_Link" text:visited-style-name="Index_20_Link">Модули<text:tab/>2</text:a></text:p>
          <text:p text:style-name="P25"><text:a xlink:type="simple" xlink:href="#__RefHeading___Toc330_3021111843" text:style-name="Index_20_Link" text:visited-style-name="Index_20_Link">Bool<text:tab/>2</text:a></text:p>
          <text:p text:style-name="P25"><text:a xlink:type="simple" xlink:href="#__RefHeading___Toc332_3021111843" text:style-name="Index_20_Link" text:visited-style-name="Index_20_Link">Number<text:tab/>2</text:a></text:p>
          <text:p text:style-name="P25"><text:a xlink:type="simple" xlink:href="#__RefHeading___Toc334_3021111843" text:style-name="Index_20_Link" text:visited-style-name="Index_20_Link">Index<text:tab/>3</text:a></text:p>
          <text:p text:style-name="P25"><text:a xlink:type="simple" xlink:href="#__RefHeading___Toc336_3021111843" text:style-name="Index_20_Link" text:visited-style-name="Index_20_Link">Alpha<text:tab/>3</text:a></text:p>
          <text:p text:style-name="P25"><text:a xlink:type="simple" xlink:href="#__RefHeading___Toc338_3021111843" text:style-name="Index_20_Link" text:visited-style-name="Index_20_Link">Key<text:tab/>3</text:a></text:p>
          <text:p text:style-name="P25"><text:a xlink:type="simple" xlink:href="#__RefHeading___Toc340_3021111843" text:style-name="Index_20_Link" text:visited-style-name="Index_20_Link">Const<text:tab/>3</text:a></text:p>
          <text:p text:style-name="P25"><text:a xlink:type="simple" xlink:href="#__RefHeading___Toc342_3021111843" text:style-name="Index_20_Link" text:visited-style-name="Index_20_Link">Object<text:tab/>4</text:a></text:p>
          <text:p text:style-name="P25"><text:a xlink:type="simple" xlink:href="#__RefHeading___Toc344_3021111843" text:style-name="Index_20_Link" text:visited-style-name="Index_20_Link">Any<text:tab/>5</text:a></text:p>
          <text:p text:style-name="P25"><text:a xlink:type="simple" xlink:href="#__RefHeading___Toc346_3021111843" text:style-name="Index_20_Link" text:visited-style-name="Index_20_Link">Array<text:tab/>5</text:a></text:p>
          <text:p text:style-name="P26"><text:a xlink:type="simple" xlink:href="#__RefHeading___Toc348_3021111843" text:style-name="Index_20_Link" text:visited-style-name="Index_20_Link">Текущие задачи<text:tab/>6</text:a></text:p>
        </text:index-body>
      </text:table-of-content>
      <text:p text:style-name="P16"/>
      <text:p text:style-name="P22"/>
      <text:h text:style-name="P44" text:outline-level="1"><text:bookmark-start text:name="__RefHeading___Toc320_3021111843"/>Ядро<text:bookmark-end text:name="__RefHeading___Toc320_3021111843"/></text:h>
      <text:h text:style-name="P32" text:outline-level="2"><text:bookmark-start text:name="__RefHeading___Toc322_3021111843"/>Функциональность<text:bookmark-end text:name="__RefHeading___Toc322_3021111843"/></text:h>
      <text:h text:style-name="Heading_20_3" text:outline-level="3"><text:bookmark-start text:name="__RefHeading___Toc324_3021111843"/>Создание типа<text:bookmark-end text:name="__RefHeading___Toc324_3021111843"/></text:h>
      <text:p text:style-name="P14"><text:span text:style-name="T12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3">Второе это</text:span> констру<text:span text:style-name="T13">ктор типа</text:span>.</text:p>
      <text:p text:style-name="P2">Третий конструктор типа из <text:span text:style-name="T7">JSON.</text:span></text:p>
      <text:p text:style-name="P15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7">Преобраз</text:span><text:span text:style-name="T8">о</text:span><text:span text:style-name="T7">ватель</text:span> типа в <text:span text:style-name="T7">JSON</text:span></text:p>
      <text:h text:style-name="P47" text:outline-level="3"><text:bookmark-start text:name="__RefHeading___Toc326_3021111843"/>Отключение тестов<text:bookmark-end text:name="__RefHeading___Toc326_3021111843"/></text:h>
      <text:p text:style-name="P19">Это свойство представленное изнутри геттером и сеттером, которое если равно <text:span text:style-name="T7">False, </text:span><text:span text:style-name="T1">отключит все тесты, они будут возвращать по умолчанию так же значение </text:span><text:span text:style-name="T7">False </text:span><text:span text:style-name="T1">без каких либо реальных проверок.</text:span></text:p>
      <text:p text:style-name="P16"/>
      <text:h text:style-name="P45" text:outline-level="1"><text:bookmark-start text:name="__RefHeading___Toc328_3021111843"/>Модули<text:bookmark-end text:name="__RefHeading___Toc328_3021111843"/></text:h>
      <text:h text:style-name="P34" text:outline-level="2"><text:bookmark-start text:name="__RefHeading___Toc330_3021111843"/>Bool<text:bookmark-end text:name="__RefHeading___Toc330_3021111843"/></text:h>
      <text:p text:style-name="P3">Обычный булев тип</text:p>
      <text:h text:style-name="P35" text:outline-level="2"/>
      <text:h text:style-name="P35" text:outline-level="2"><text:bookmark-start text:name="__RefHeading___Toc332_3021111843"/>Number<text:bookmark-end text:name="__RefHeading___Toc332_3021111843"/></text:h>
      <text:p text:style-name="P5">Обычное дробное число, реальный максимум зависит от движка, но нужен не для этого.</text:p>
      <text:p text:style-name="P5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алгоритмах, потому в реальности ограничение у чисел все равно будет, просто будет зависеть от платформы, а не от программиста.</text:p>
      <text:p text:style-name="P5"><text:soft-page-break/>Принимает три параметра: Максимум, Минимум и Количество знаков после десятичной запятой.</text:p>
      <text:h text:style-name="Heading_20_2" text:outline-level="2"><text:bookmark-start text:name="__RefHeading___Toc334_3021111843"/>Index<text:bookmark-end text:name="__RefHeading___Toc334_3021111843"/></text:h>
      <text:p text:style-name="P20">Этот тип служит для индексации. Диапазон от нуля до максимума принимаемого как аргумент при определении типа в целых числах. <text:span text:style-name="T17">Причем максимальное число никогда не будет достигнуто.</text:span></text:p>
      <text:p text:style-name="P20"/>
      <text:h text:style-name="P37" text:outline-level="2"><text:bookmark-start text:name="__RefHeading___Toc336_3021111843"/>Alpha<text:bookmark-end text:name="__RefHeading___Toc336_3021111843"/></text:h>
      <text:p text:style-name="P6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6"/>
      <text:h text:style-name="P38" text:outline-level="2"><text:bookmark-start text:name="__RefHeading___Toc338_3021111843"/>Key<text:bookmark-end text:name="__RefHeading___Toc338_3021111843"/></text:h>
      <text:p text:style-name="P7">Строка <text:span text:style-name="T15">максимальной длиной </text:span><text:span text:style-name="T9">256</text:span> состоящая из символов <text:span text:style-name="T7">a-zA-</text:span>Z<text:span text:style-name="T16">0-9</text:span>_<text:span text:style-name="T7">, </text:span>дающий максимально совместимый <text:span text:style-name="T14">строковой тип, предназначенный для идентификации структуры.</text:span></text:p>
      <text:p text:style-name="P8">Аргументов у конструктора никаких нет.</text:p>
      <text:p text:style-name="P8"/>
      <text:h text:style-name="P39" text:outline-level="2"><text:bookmark-start text:name="__RefHeading___Toc340_3021111843"/>Const<text:bookmark-end text:name="__RefHeading___Toc340_3021111843"/></text:h>
      <text:p text:style-name="P21"><text:span text:style-name="T4">Э</text:span><text:span text:style-name="T1">тот тип работает со строками, числами, </text:span><text:span text:style-name="T10">Boolean</text:span><text:span text:style-name="T1">,</text:span><text:span text:style-name="T7"> “</text:span><text:span text:style-name="T10">null”, “undefined”,</text:span><text:span text:style-name="T7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36" text:outline-level="2"/>
      <text:h text:style-name="P42" text:outline-level="2"><text:bookmark-start text:name="__RefHeading___Toc342_3021111843"/>Object<text:bookmark-end text:name="__RefHeading___Toc342_3021111843"/></text:h>
      <text:p text:style-name="P10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1">Все вложенные объекты в том числе массивы будут обработаны рекурсивно этим же конструктором. </text:p>
      <text:p text:style-name="P11">Если требуется иное поведение, то массив для начала стоит привести к типу. </text:p>
      <text:p text:style-name="P11">Хотя включение функций вообще не рекомендуется в структуру, тем <text:span text:style-name="T18">не</text:span> менее функция<text:span text:style-name="T7"> </text:span><text:span text:style-name="T11">в</text:span><text:span text:style-name="T20"> объекте будет</text:span> обработана конструктором типа <text:span text:style-name="T7">Const</text:span></text:p>
      <text:p text:style-name="P10">Типы содержащиеся в этом объекте будут включены в шаблон без обработки.</text:p>
      <text:p text:style-name="P10">Все значения не имеющие внутренней структуры объекта(строки, числа и т. д.), будут обработаны конструктором типа <text:span text:style-name="T7">Const</text:span></text:p>
      <text:p text:style-name="P12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9">Старайтесь избегать циклических зависимостей в структуре.</text:span></text:p>
      <text:h text:style-name="P40" text:outline-level="2"/>
      <text:h text:style-name="P43" text:outline-level="2"><text:bookmark-start text:name="__RefHeading___Toc344_3021111843"/>Any<text:bookmark-end text:name="__RefHeading___Toc344_3021111843"/></text:h>
      <text:p text:style-name="P9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9">Конкретные значения будут обработаны как константы.</text:p>
      <text:p text:style-name="P9">Вложенные массивы, либо массивы, либо массивы стоящие не первым аргументом, будут обработаны конструктором типа <text:span text:style-name="T7">Array</text:span></text:p>
      <text:p text:style-name="P9">Исключением являются объекты которые будут переданы в конструктор типа <text:span text:style-name="T7">Object</text:span></text:p>
      <text:p text:style-name="P18"/>
      <text:h text:style-name="P41" text:outline-level="2"><text:bookmark-start text:name="__RefHeading___Toc346_3021111843"/>Array<text:bookmark-end text:name="__RefHeading___Toc346_3021111843"/></text:h>
      <text:p text:style-name="P13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13">Сам массив может быть меньшей длины чем максимальная длина.</text:p>
      <text:p text:style-name="P13">Первый аргумент не может быть ничем кроме типа.</text:p>
      <text:p text:style-name="P13"/>
      <text:h text:style-name="P33" text:outline-level="2">String</text:h>
      <text:p text:style-name="P29">Тип строки, его конструктор принимает символьный класс и максимальный размер строки в качестве аргументов.</text:p>
      <text:p text:style-name="P29">Символьный класс это строка являющаяся способом перечислить допустимые символы, по факту будет обернута в в регулярное выражение /<text:span text:style-name="T7">^[simbol_class]&amp;</text:span>/, при этом вы не можете использовать отрицание в начале символьного класса как это делается с регулярными выражениями.</text:p>
      <text:p text:style-name="P31"/>
      <text:h text:style-name="P46" text:outline-level="1"><text:bookmark-start text:name="__RefHeading___Toc348_3021111843"/>Текущие задачи<text:bookmark-end text:name="__RefHeading___Toc348_3021111843"/></text:h>
      <text:p text:style-name="P30"/>
      <text:p text:style-name="P4">Написать тип <text:span text:style-name="T7">Switch</text:span></text:p>
      <text:p text:style-name="P17">Написать тип String<text:span text:style-name="T6">(Просто адаптировать старую версию</text:span><text:span text:style-name="T2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2-04T14:04:59.788000000</dc:date>
    <meta:editing-duration>PT8H51M23S</meta:editing-duration>
    <meta:editing-cycles>37</meta:editing-cycles>
    <meta:generator>LibreOffice/6.2.1.2$Windows_X86_64 LibreOffice_project/7bcb35dc3024a62dea0caee87020152d1ee96e71</meta:generator>
    <meta:document-statistic meta:table-count="0" meta:image-count="0" meta:object-count="0" meta:page-count="6" meta:paragraph-count="69" meta:word-count="638" meta:character-count="4363" meta:non-whitespace-character-count="3791"/>
  </office:meta>
</office:document-meta>
</file>